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.addControl( UIComponent component , int span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IGridLayout.getSpanX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rker.Mark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getColumnLay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Marker( String name , boolea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GridLayout.isIgnore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encodeChildrenOfComponen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GridLayout.getSpanY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GridLayout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.fill( int start , int end , boolean render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UIGridLayout.createRow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UIGridLayout.onComponentCreated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getRowLay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GridLayout.clear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ensure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.setColumns( int colum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.Row( int colum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encodeChildren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IGridLayout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getLayou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nextFreeColum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w.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setHidden( boolean hidd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nextFreeRow( List row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GridLayout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Layout.setIgnoreFree( boolean ignoreF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isRen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